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9pt"/>
    </style:style>
    <style:style style:name="co2" style:family="table-column">
      <style:table-column-properties fo:break-before="auto" style:column-width="133.71pt"/>
    </style:style>
    <style:style style:name="co3" style:family="table-column">
      <style:table-column-properties fo:break-before="auto" style:column-width="212.71pt"/>
    </style:style>
    <style:style style:name="co4" style:family="table-column">
      <style:table-column-properties fo:break-before="auto" style:column-width="247.21pt"/>
    </style:style>
    <style:style style:name="co5" style:family="table-column">
      <style:table-column-properties fo:break-before="auto" style:column-width="179.09pt"/>
    </style:style>
    <style:style style:name="co6" style:family="table-column">
      <style:table-column-properties fo:break-before="auto" style:column-width="200.01pt"/>
    </style:style>
    <style:style style:name="co7" style:family="table-column">
      <style:table-column-properties fo:break-before="auto" style:column-width="96.4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6.15pt"/>
    </style:style>
    <style:style style:name="co10" style:family="table-column">
      <style:table-column-properties fo:break-before="auto" style:column-width="285.14pt"/>
    </style:style>
    <style:style style:name="co11" style:family="table-column">
      <style:table-column-properties fo:break-before="auto" style:column-width="192.5pt"/>
    </style:style>
    <style:style style:name="co12" style:family="table-column">
      <style:table-column-properties fo:break-before="auto" style:column-width="129.15pt"/>
    </style:style>
    <style:style style:name="co13" style:family="table-column">
      <style:table-column-properties fo:break-before="auto" style:column-width="67.41pt"/>
    </style:style>
    <style:style style:name="co14" style:family="table-column">
      <style:table-column-properties fo:break-before="auto" style:column-width="237pt"/>
    </style:style>
    <style:style style:name="co15" style:family="table-column">
      <style:table-column-properties fo:break-before="auto" style:column-width="287.89pt"/>
    </style:style>
    <style:style style:name="co16" style:family="table-column">
      <style:table-column-properties fo:break-before="auto" style:column-width="157.29pt"/>
    </style:style>
    <style:style style:name="co17" style:family="table-column">
      <style:table-column-properties fo:break-before="auto" style:column-width="212.51pt"/>
    </style:style>
    <style:style style:name="co18" style:family="table-column">
      <style:table-column-properties fo:break-before="auto" style:column-width="60.0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113.41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15.79pt" fo:break-before="auto" style:use-optimal-row-height="true"/>
    </style:style>
    <style:style style:name="ro11" style:family="table-row">
      <style:table-row-properties style:row-height="24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a93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10.01pt"/>
      <style:text-properties fo:color="#00a933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10.01pt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10.01pt"/>
      <style:text-properties fo:color="#00a933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10.01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10.01p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background-color="#cccccc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10.01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fo:wrap-option="wrap" style:vertical-align="top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10.01pt"/>
    </style:style>
    <style:style style:name="ce31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wrap-option="wrap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10.01pt"/>
      <style:text-properties fo:color="#00a933" style:font-name="Liberation Sans"/>
    </style:style>
    <style:style style:name="ce50" style:family="table-cell" style:parent-style-name="Default">
      <style:table-cell-properties fo:background-color="#cccccc" fo:wrap-option="wrap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-asian="Lucida Sans" style:font-name-complex="Lucida Sans"/>
    </style:style>
    <style:style style:name="T5" style:family="text">
      <style:text-properties fo:language="en" fo:country="none" style:font-name-asian="Liberation Sans" style:font-name-complex="Liberation Sans" style:font-size-asian="8.5pt" style:font-size-complex="8.5pt"/>
    </style:style>
    <style:style style:name="T6" style:family="text">
      <style:text-properties fo:language="en" fo:country="none" style:font-name-asian="Lucida Sans" style:font-name-complex="Lucida Sans" style:font-size-asian="8.5pt" style:font-size-complex="8.5pt"/>
    </style:style>
    <style:style style:name="T7" style:family="text">
      <style:text-properties fo:language="en" fo:country="none" style:font-size-asian="8.5pt" style:font-size-complex="8.5pt" style:font-name-asian="Liberation Sans" style:font-name-complex="Liberation Sans"/>
    </style:style>
    <style:style style:name="T8" style:family="text">
      <style:text-properties style:font-name="Lucida Sans" fo:font-size="8.5pt" fo:language="en" fo:country="none" style:font-name-asian="Lucida Sans" style:font-name-complex="Lucida Sans" style:font-size-asian="8.5pt" style:font-size-complex="8.5pt"/>
    </style:style>
    <style:style style:name="T9" style:family="text">
      <style:text-properties fo:font-size="8.5pt" fo:language="en" fo:country="none" style:font-size-asian="8.5pt" style:font-size-complex="8.5pt"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Cognitive-AI</text:p>
          </table:table-cell>
          <table:table-cell table:style-name="ce1" office:value-type="string" calcext:value-type="string">
            <text:p>Udemy</text:p>
          </table:table-cell>
          <table:table-cell table:style-name="ce1" office:value-type="string" calcext:value-type="string">
            <text:p>Data-Lit</text:p>
          </table:table-cell>
          <table:table-cell table:style-name="ce1" office:value-type="string" calcext:value-type="string">
            <text:p>Stat-Quest</text:p>
          </table:table-cell>
          <table:table-cell table:style-name="ce1" office:value-type="string" calcext:value-type="string">
            <text:p>ML-Analysis-Steps</text:p>
          </table:table-cell>
          <table:table-cell table:style-name="ce1" office:value-type="string" calcext:value-type="string">
            <text:p>AndreNg</text:p>
          </table:table-cell>
          <table:table-cell table:style-name="ce9" table:number-columns-repeated="1017"/>
        </table:table-row>
        <table:table-row table:style-name="ro2">
          <table:table-cell/>
          <table:table-cell table:style-name="ce2" office:value-type="string" calcext:value-type="string">
            <text:p>Welcome</text:p>
          </table:table-cell>
          <table:table-cell table:style-name="ce2" office:value-type="string" calcext:value-type="string">
            <text:p>Data Pre-processing</text:p>
          </table:table-cell>
          <table:table-cell table:style-name="ce2" office:value-type="string" calcext:value-type="string">
            <text:p>Data Collection</text:p>
          </table:table-cell>
          <table:table-cell office:value-type="string" calcext:value-type="string">
            <text:p>Confidence Interval</text:p>
          </table:table-cell>
          <table:table-cell table:style-name="ce4" office:value-type="string" calcext:value-type="string">
            <text:p>Basic Statistics</text:p>
          </table:table-cell>
          <table:table-cell office:value-type="string" calcext:value-type="string">
            <text:p>Linear Regression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Machine Learning</text:p>
          </table:table-cell>
          <table:table-cell table:style-name="ce4" office:value-type="string" calcext:value-type="string">
            <text:p>Regression</text:p>
          </table:table-cell>
          <table:table-cell office:value-type="string" calcext:value-type="string">
            <text:p>Python RegEx</text:p>
          </table:table-cell>
          <table:table-cell office:value-type="string" calcext:value-type="string">
            <text:p>Calculate Pvalue</text:p>
          </table:table-cell>
          <table:table-cell table:style-name="ce7" office:value-type="string" calcext:value-type="string">
            <text:p>Descriptive Statistics</text:p>
          </table:table-cell>
          <table:table-cell office:value-type="string" calcext:value-type="string">
            <text:p>Logistic Regression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Intro</text:p>
          </table:table-cell>
          <table:table-cell table:style-name="ce8" office:value-type="string" calcext:value-type="string">
            <text:p>Simple Linear Regression</text:p>
          </table:table-cell>
          <table:table-cell office:value-type="string" calcext:value-type="string">
            <text:p>Twitter Web Scraping for Sentiment Analysis</text:p>
          </table:table-cell>
          <table:table-cell office:value-type="string" calcext:value-type="string">
            <text:p>Learning Curve</text:p>
          </table:table-cell>
          <table:table-cell table:style-name="ce7" office:value-type="string" calcext:value-type="string">
            <text:p>Probability Distribution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Python for ML</text:p>
          </table:table-cell>
          <table:table-cell table:style-name="ce7" office:value-type="string" calcext:value-type="string">
            <text:p>Multiple Linear Regression</text:p>
          </table:table-cell>
          <table:table-cell office:value-type="string" calcext:value-type="string">
            <text:p>SQL Techniques</text:p>
          </table:table-cell>
          <table:table-cell office:value-type="string" calcext:value-type="string">
            <text:p>Fitting_A_Curve</text:p>
          </table:table-cell>
          <table:table-cell table:style-name="ce7" office:value-type="string" calcext:value-type="string">
            <text:p>Point Estimates and Confidence Interval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Supervised/Unsupervised</text:p>
          </table:table-cell>
          <table:table-cell table:style-name="ce7" office:value-type="string" calcext:value-type="string">
            <text:p>Polynomial Regression</text:p>
          </table:table-cell>
          <table:table-cell office:value-type="string" calcext:value-type="string">
            <text:p>Cleaning Text Data</text:p>
          </table:table-cell>
          <table:table-cell office:value-type="string" calcext:value-type="string">
            <text:p>Regularization Ridge-Lasso-ElasticNet</text:p>
          </table:table-cell>
          <table:table-cell table:style-name="ce4" office:value-type="string" calcext:value-type="string">
            <text:p>Inferential Statistics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Regression</text:p>
          </table:table-cell>
          <table:table-cell table:style-name="ce7" office:value-type="string" calcext:value-type="string">
            <text:p>SVR</text:p>
          </table:table-cell>
          <table:table-cell office:value-type="string" calcext:value-type="string">
            <text:p>Data Cleaning Tutorial with OpenRefine</text:p>
          </table:table-cell>
          <table:table-cell office:value-type="string" calcext:value-type="string">
            <text:p>Probability VS Likelihood</text:p>
          </table:table-cell>
          <table:table-cell table:style-name="ce7" office:value-type="string" calcext:value-type="string">
            <text:p>Hypothesis Testing and the T-Test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ro To Regression</text:p>
          </table:table-cell>
          <table:table-cell table:style-name="ce7" office:value-type="string" calcext:value-type="string">
            <text:p>Decision Tree Regression</text:p>
          </table:table-cell>
          <table:table-cell table:style-name="ce2" office:value-type="string" calcext:value-type="string">
            <text:p>Statistics and Probability</text:p>
          </table:table-cell>
          <table:table-cell office:value-type="string" calcext:value-type="string">
            <text:p>Gradient Descent</text:p>
          </table:table-cell>
          <table:table-cell table:style-name="ce7" office:value-type="string" calcext:value-type="string">
            <text:p>Chi-Squared Tests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imple Linear Regression</text:p>
          </table:table-cell>
          <table:table-cell table:style-name="ce7" office:value-type="string" calcext:value-type="string">
            <text:p>Random Forest Regression </text:p>
          </table:table-cell>
          <table:table-cell office:value-type="string" calcext:value-type="string">
            <text:p>Credit Scoring</text:p>
          </table:table-cell>
          <table:table-cell office:value-type="string" calcext:value-type="string">
            <text:p>Linear Regression </text:p>
          </table:table-cell>
          <table:table-cell table:style-name="ce7" office:value-type="string" calcext:value-type="string">
            <text:p>Analysis of Variance (ANOVA)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Multiple Linear Regression</text:p>
          </table:table-cell>
          <table:table-cell table:style-name="ce7" office:value-type="string" calcext:value-type="string">
            <text:p>Evaluating Regression Models Performance</text:p>
          </table:table-cell>
          <table:table-cell office:value-type="string" calcext:value-type="string">
            <text:p>Discrete Probability</text:p>
          </table:table-cell>
          <table:table-cell office:value-type="string" calcext:value-type="string">
            <text:p>Multiple Linear Regression</text:p>
          </table:table-cell>
          <table:table-cell table:style-name="ce4" office:value-type="string" calcext:value-type="string">
            <text:p>Predictive Modeling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Model evaluation methods</text:p>
          </table:table-cell>
          <table:table-cell table:style-name="ce7" office:value-type="string" calcext:value-type="string">
            <text:p>Regularization Methods</text:p>
          </table:table-cell>
          <table:table-cell office:value-type="string" calcext:value-type="string">
            <text:p>Random Variables</text:p>
          </table:table-cell>
          <table:table-cell office:value-type="string" calcext:value-type="string">
            <text:p>Logistic Regression</text:p>
          </table:table-cell>
          <table:table-cell table:style-name="ce7" office:value-type="string" calcext:value-type="string">
            <text:p>Linear Regression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Evaluation Metrics</text:p>
          </table:table-cell>
          <table:table-cell/>
          <table:table-cell office:value-type="string" calcext:value-type="string">
            <text:p>Central Limit Theorem</text:p>
          </table:table-cell>
          <table:table-cell office:value-type="string" calcext:value-type="string">
            <text:p>GridSearchCV RandomizedSearchCV</text:p>
          </table:table-cell>
          <table:table-cell table:style-name="ce7" office:value-type="string" calcext:value-type="string">
            <text:p>Logistic Regression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Non-linear Regression</text:p>
          </table:table-cell>
          <table:table-cell/>
          <table:table-cell table:style-name="ce2" office:value-type="string" calcext:value-type="string">
            <text:p>Visualization</text:p>
          </table:table-cell>
          <table:table-cell/>
          <table:table-cell table:style-name="ce7" office:value-type="string" calcext:value-type="string">
            <text:p>Decision Tre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Big Data Visualization <text:s text:c="16"/></text:p>
          </table:table-cell>
          <table:table-cell/>
          <table:table-cell table:style-name="ce7" office:value-type="string" calcext:value-type="string">
            <text:p>Random Forest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ypes of Visualizations <text:s text:c="15"/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ata Visualization with Python Tutori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imensionality Reduction <text:s text:c="14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Regressi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Regression Mathematics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Linear Regression in Python Tutorial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Types of Regression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Reading Assignment (Ridge and Lasso Regression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Logistic Regression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Supervised Learning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Kaggle Practice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Support Vector Machines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Logistic Regression (Assignment)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Support Vector Regression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7" office:value-type="string" calcext:value-type="string">
            <text:p>Feed Forward Neural Networks</text:p>
          </table:table-cell>
          <table:table-cell table:number-columns-repeated="1020"/>
        </table:table-row>
      </table:table>
      <table:table table:name="Data-Lit" table:style-name="ta1">
        <table:table-column table:style-name="co4" table:default-cell-style-name="ce25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Data-Lit</text:p>
          </table:table-cell>
          <table:table-cell table:style-name="ce26" office:value-type="string" calcext:value-type="string">
            <text:p>Code Files</text:p>
          </table:table-cell>
          <table:table-cell table:style-name="ce26" office:value-type="string" calcext:value-type="string">
            <text:p>Concepts</text:p>
          </table:table-cell>
          <table:table-cell table:style-name="ce26" office:value-type="string" calcext:value-type="string">
            <text:p>User-Defined Functions</text:p>
          </table:table-cell>
          <table:table-cell table:style-name="ce26" office:value-type="string" calcext:value-type="string">
            <text:p>Visualization</text:p>
          </table:table-cell>
          <table:table-cell table:style-name="ce32" office:value-type="string" calcext:value-type="string">
            <text:p>ML Type</text:p>
          </table:table-cell>
          <table:table-cell/>
        </table:table-row>
        <table:table-row table:style-name="ro2">
          <table:table-cell table:style-name="ce22" office:value-type="string" calcext:value-type="string">
            <text:p>Data Collection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Python RegEx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Twitter Web Scraping for Sentiment Analysis</text:p>
          </table:table-cell>
          <table:table-cell table:number-columns-repeated="6"/>
        </table:table-row>
        <table:table-row table:style-name="ro2">
          <table:table-cell table:style-name="ce23" office:value-type="string" calcext:value-type="string">
            <text:p>SQL Techniques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Cleaning Text Data</text:p>
          </table:table-cell>
          <table:table-cell table:style-name="ce28" office:value-type="string" calcext:value-type="string">
            <text:p><text:a xlink:href="https://github.com/Gurubux/Data-Lit/blob/master/1-DataCollection/1.2_Twitter_Web_Scraping_for_Sentiment_Analysis/Sentiment_Analysis.ipynb" xlink:type="simple">Sentiment Analysis</text:a></text:p>
            <text:p><text:a xlink:href="https://github.com/Gurubux/Data-Lit/blob/master/1-DataCollection/1.4_Cleaning_Data/CleaningData.ipynb" xlink:type="simple">CleaningData</text:a></text:p>
            <text:p><text:a xlink:href="https://github.com/Gurubux/Data-Lit/blob/master/1-DataCollection/1.4_Cleaning_Data/WebScrapping_WikipediaWords.ipynb" xlink:type="simple">WebScrapping_WikipediaWords</text:a></text:p>
            <text:p><text:a xlink:href="https://github.com/Gurubux/Data-Lit/blob/master/1-DataCollection/1.4_Cleaning_Data/Webscraping_MoviePostersFromImdb.ipynb" xlink:type="simple">Webscraping_MoviePostersFromImdb</text:a></text:p>
          </table:table-cell>
          <table:table-cell table:style-name="ce30" office:value-type="string" calcext:value-type="string">
            <text:p>1. WebScrapping Wikipedia Words </text:p>
            <text:p>2. BeautifulSoup</text:p>
            <text:p><text:span text:style-name="T1">3. nltk.tokenize – sent_tokenize, word_tokenize, stopwords,PorterStemmer</text:span></text:p>
            <text:p>4. Webscraping_MoviePostersFromImdb</text:p>
            <text:p>5. SentimentIntensityAnalyzer</text:p>
            <text:p>6. tweepy</text:p>
            <text:p>7. stop_words </text:p>
          </table:table-cell>
          <table:table-cell office:value-type="string" calcext:value-type="string">
            <text:p>collect_media_info</text:p>
            <text:p>remove_punctuation</text:p>
            <text:p>download_month_of_posters</text:p>
            <text:p>request_webpage</text:p>
          </table:table-cell>
          <table:table-cell office:value-type="string" calcext:value-type="string">
            <text:p>Pie Chart</text:p>
            <text:p>Tabulate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Data Cleaning Tutorial with OpenRefine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Statistics and Probability</text:p>
          </table:table-cell>
          <table:table-cell table:number-columns-repeated="6"/>
        </table:table-row>
        <table:table-row table:style-name="ro4">
          <table:table-cell table:style-name="ce27" office:value-type="string" calcext:value-type="string">
            <text:p>Credit Scoring</text:p>
          </table:table-cell>
          <table:table-cell table:style-name="ce29" office:value-type="string" calcext:value-type="string">
            <text:p><text:a xlink:href="https://github.com/llSourcell/LoanDefault-Prediction/blob/master/Loan_Default_Prediction_Final.ipynb" xlink:type="simple">Loan_Default_Prediction_Final.ipynb</text:a></text:p>
          </table:table-cell>
          <table:table-cell table:style-name="ce30" office:value-type="string" calcext:value-type="string">
            <text:p>Mean, Median, Mode, Geometric Mean, Harmonic Mean, Variance, Standard Deviation, Z-Score, Covariance, Correlation,Correlation Coefficient, Cross-Validation, Learning Curve, Roc Curve Plot And Function, Confusion Matrix Plot And <text:s/>Function, Feature Selection Using Rfe (Recursive Feature Elimination), Pca (Principal Component Analysis), classification_report</text:p>
          </table:table-cell>
          <table:table-cell table:style-name="ce31" office:value-type="string" calcext:value-type="string">
            <text:p><text:span text:style-name="T4">1.</text:span><text:span text:style-name="T5">PlotAUC -&gt; AUCROC Curve</text:span></text:p>
            <text:p><text:span text:style-name="T6">2.</text:span><text:span text:style-name="T7">plot_confusion_matrix</text:span></text:p>
            <text:p><text:span text:style-name="T6">3.</text:span><text:span text:style-name="T7">ModBootstrapper</text:span></text:p>
            <text:p><text:span text:style-name="T6">4.</text:span><text:span text:style-name="T7">lot_learning_curve</text:span></text:p>
          </table:table-cell>
          <table:table-cell office:value-type="string" calcext:value-type="string">
            <text:p><text:span text:style-name="T8">1.</text:span><text:span text:style-name="T9">plot_learning_curve</text:span></text:p>
            <text:p><text:span text:style-name="T8">2.</text:span><text:span text:style-name="T9">PlotAUC</text:span></text:p>
            <text:p><text:span text:style-name="T8">3.</text:span><text:span text:style-name="T9">plot_confusion_matrix</text:span></text:p>
            <text:p><text:span text:style-name="T8">4.</text:span><text:span text:style-name="T9">Feature Importance DT,RF</text:span></text:p>
            <text:p><text:span text:style-name="T8">5.</text:span><text:span text:style-name="T9">Heatmap</text:span></text:p>
            <text:p><text:span text:style-name="T8">6.</text:span><text:span text:style-name="T9">Plot Logarithmic Curve</text:span></text:p>
          </table:table-cell>
          <table:table-cell table:style-name="ce25" office:value-type="string" calcext:value-type="string">
            <text:p>Classification</text:p>
          </table:table-cell>
          <table:table-cell/>
        </table:table-row>
        <table:table-row table:style-name="ro2">
          <table:table-cell table:style-name="ce27" office:value-type="string" calcext:value-type="string">
            <text:p>Discrete Probability</text:p>
          </table:table-cell>
          <table:table-cell/>
          <table:table-cell office:value-type="string" calcext:value-type="string">
            <text:p>Expected Value, Bernoulli Distribution, Poisson Distribution</text:p>
          </table:table-cell>
          <table:table-cell table:number-columns-repeated="4"/>
        </table:table-row>
        <table:table-row table:style-name="ro5">
          <table:table-cell table:style-name="ce27" office:value-type="string" calcext:value-type="string">
            <text:p>Random Variables</text:p>
          </table:table-cell>
          <table:table-cell/>
          <table:table-cell table:style-name="ce30" office:value-type="string" calcext:value-type="string">
            <text:p><text:a xlink:href="https://github.com/Gurubux/Data-Lit/blob/master/2-StatisticsAndProbability/2.3-RandomVariables/DL-2.3-RandomVariables.txt" xlink:type="simple">Permutation, Combination, Probability, Random Variables, Constructing A Probability Distribution, Mean (Expected Value) Of A Discrete Random Variable, Variance And Standard Deviation Of A Discrete Random Variable, Area Under The Curve( CDF ), Probabil</text:a><text:a xlink:href="https://github.com/Gurubux/Data-Lit/blob/master/2-StatisticsAndProbability/2.3-RandomVariables/Probabilty%20in%20Normal%20Density%20Curves.txt" xlink:type="simple">Probability In Normal Density Curves</text:a>, </text:p>
            <text:p><text:a xlink:href="https://github.com/Gurubux/Data-Lit/blob/master/2-StatisticsAndProbability/2.3-RandomVariables/CHI-SQUARE%20and%20p-value.txt" xlink:type="simple">Chi-Square(X²) Test</text:a></text:p>
          </table:table-cell>
          <table:table-cell table:number-columns-repeated="4"/>
        </table:table-row>
        <table:table-row table:style-name="ro2">
          <table:table-cell table:style-name="ce27" office:value-type="string" calcext:value-type="string">
            <text:p>Central Limit Theorem</text:p>
          </table:table-cell>
          <table:table-cell office:value-type="string" calcext:value-type="string">
            <text:p><text:span text:style-name="T1"><text:a xlink:href="https://github.com/Gurubux/Data-Lit/blob/master/2-StatisticsAndProbability/2.4-CentralLimitTheorem/CentralLimitTheorem.ipynb" xlink:type="simple">CentralLimitTheorem.ipynb</text:a></text:span></text:p>
          </table:table-cell>
          <table:table-cell office:value-type="string" calcext:value-type="string">
            <text:p><text:span text:style-name="T1">Central Limit Theorem, </text:span>Sampling</text:p>
          </table:table-cell>
          <table:table-cell table:number-columns-repeated="4"/>
        </table:table-row>
        <table:table-row table:style-name="ro6">
          <table:table-cell table:style-name="ce27" office:value-type="string" calcext:value-type="string">
            <text:p>Homework Airlines</text:p>
          </table:table-cell>
          <table:table-cell office:value-type="string" calcext:value-type="string">
            <text:p><text:a xlink:href="https://github.com/Gurubux/Data-Lit/blob/master/2-StatisticsAndProbability/2.5-Homework_Airlines/airlines_least_delay_new.ipynb" xlink:type="simple">airlines_least_delay_new.ipynb</text:a></text:p>
          </table:table-cell>
          <table:table-cell office:value-type="string" calcext:value-type="string">
            <text:p>Statistics and Probabilities</text:p>
          </table:table-cell>
          <table:table-cell/>
          <table:table-cell office:value-type="string" calcext:value-type="string">
            <text:p>Histograms and types</text:p>
            <text:p>Density Curves</text:p>
          </table:table-cell>
          <table:table-cell table:style-name="ce46" office:value-type="string" calcext:value-type="string">
            <text:p>Probability, Likelihood</text:p>
          </table:table-cell>
          <table:table-cell/>
        </table:table-row>
        <table:table-row table:style-name="ro7">
          <table:table-cell table:style-name="ce27" office:value-type="string" calcext:value-type="string">
            <text:p>Reading Hypothesis Testing</text:p>
          </table:table-cell>
          <table:table-cell office:value-type="string" calcext:value-type="string">
            <text:p><text:a xlink:href="https://github.com/Gurubux/Data-Lit/blob/master/2-StatisticsAndProbability/2.6-ReadingAssignment_HypothesisTesting/Hypothesis_Testing_Demo_DataLit_Week_2.ipynb" xlink:type="simple">Hypothesis_Testing_Demo_DataLit_Week_2.ipynb</text:a></text:p>
            <text:p><text:a xlink:href="https://github.com/Gurubux/ML-Analysis-Steps/blob/master/InferentialStatistics/HypothesisTestingAndTheT-Test/HypothesisTestingAndTheT_Test_ConfidenceInterval.ipynb" xlink:type="simple">HypothesisTestingAndTheT_Test_ConfidenceInterval.ipynb</text:a></text:p>
          </table:table-cell>
          <table:table-cell table:style-name="ce30" office:value-type="string" calcext:value-type="string">
            <text:p><text:a xlink:href="https://github.com/Gurubux/ML-Analysis-Steps/blob/master/InferentialStatistics/HypothesisTestingAndTheT-Test/HypothesisTestingAndTheT-Test.txt" xlink:type="simple">T-test, Hypothesis Testing</text:a>, P-value, Standard Deviation, Null Hypothesis, Alternative Hypothesis, Significance (alpha), P-Value, <text:a xlink:href="https://github.com/Gurubux/ML-Analysis-Steps/blob/master/InferentialStatistics/HypothesisTestingAndTheT-Test/HypothesisTestingAndTheT-Test.txt" xlink:type="simple">Test Statistic, Type I error, Type II error</text:a>, Power, Z-Test, <text:a xlink:href="https://github.com/Gurubux/ML-Analysis-Steps/blob/master/InferentialStatistics/HypothesisTestingAndTheT-Test/HypothesisTestingAndTheT-Test.txt" xlink:type="simple">T-Test, One Sample vs Two Sample Test</text:a></text:p>
          </table:table-cell>
          <table:table-cell office:value-type="string" calcext:value-type="string">
            <text:p>draw_z_score</text:p>
            <text:p>normal_curve_confidence_shade</text:p>
          </table:table-cell>
          <table:table-cell office:value-type="string" calcext:value-type="string">
            <text:p>draw_z_score</text:p>
            <text:p>normal_curve_confidence_shade</text:p>
          </table:table-cell>
          <table:table-cell table:style-name="ce46"/>
          <table:table-cell/>
        </table:table-row>
        <table:table-row table:style-name="ro2">
          <table:table-cell table:style-name="ce22" office:value-type="string" calcext:value-type="string">
            <text:p>Visualization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Big Data Visualization <text:s text:c="16"/></text:p>
          </table:table-cell>
          <table:table-cell office:value-type="string" calcext:value-type="string">
            <text:p><text:a xlink:href="https://github.com/Gurubux/Data-Lit/blob/master/3-DataVisualization/3.1-BigDataVisualization/DataLit_3_1_DV_pml_training.ipynb" xlink:type="simple">DataLit_3_1_DV_pml_training.ipynb</text:a></text:p>
          </table:table-cell>
          <table:table-cell office:value-type="string" calcext:value-type="string">
            <text:p>TSNE(t-distributed Stochastic Neighbor Embedding)</text:p>
          </table:table-cell>
          <table:table-cell table:number-columns-repeated="4"/>
        </table:table-row>
        <table:table-row table:style-name="ro8">
          <table:table-cell table:style-name="ce35" office:value-type="string" calcext:value-type="string" table:number-columns-spanned="1" table:number-rows-spanned="2">
            <text:p>Types of Visualizations <text:s text:c="15"/></text:p>
          </table:table-cell>
          <table:table-cell table:style-name="ce41" office:value-type="string" calcext:value-type="string" table:number-columns-spanned="1" table:number-rows-spanned="2">
            <text:p><text:span text:style-name="T1">1. </text:span><text:span text:style-name="T1"><text:a xlink:href="https://nbviewer.jupyter.org/github/Gurubux/Data-Lit/blob/master/3-DataVisualization/3.2-TypesOfVisualization/Plotly%20Whirlwind%20Introduction-Extended.ipynb" xlink:type="simple">Plotly Whirlwind Introduction-Extended</text:a></text:span></text:p>
            <text:p><text:span text:style-name="T1">2. </text:span><text:span text:style-name="T1"><text:a xlink:href="https://nbviewer.jupyter.org/github/WillKoehrsen/Data-Analysis/blob/master/medium/Medium%20Stats%20Analysis.ipynb" xlink:type="simple">MediumStatsAnalysis.ipynb</text:a></text:span></text:p>
            <text:p/>
          </table:table-cell>
          <table:table-cell table:style-name="ce43" office:value-type="string" calcext:value-type="string" table:number-columns-spanned="5" table:number-rows-spanned="1">
            <text:p><text:span text:style-name="T2">1. </text:span></text:p>
            <text:p><text:span text:style-name="T2">Univariate (Single Variable) Distributions - </text:span><text:span text:style-name="T3">Histograms,Percentage Histogram, Grouped Histogram, Overlaid Histogram, Bar Plot, Bar Plot with Two Categories, Bar Plot with Second Y-Axis, Boxplot, Boxplot with Different Categories, </text:span></text:p>
            <text:p><text:span text:style-name="T2">Scatter Plots</text:span><text:span text:style-name="T3"> – Time-Series, Two Variables Time-Series, Text Annotations on Plot, Two Numeric Variables Scatterplot, Two Variables with Best Fit Line, Log Scale, Scatterplot By Category, Cumulative Plot</text:span></text:p>
            <text:p><text:span text:style-name="T2">More than 2 Variables - </text:span><text:span text:style-name="T3">Secondary Y-Axis, Three Variables with a Category, Three Numeric Variables, Four Variables, Five Variables, Limiting Range and Adding Lines to Plots, </text:span></text:p>
            <text:p><text:span text:style-name="T2">Scatter Matrix, Heatmap, Spread, Ratio, Themes, Colorscales in cufflinks, Colorscales in Plotly, Pie Chart</text:span></text:p>
            <text:p><text:span text:style-name="T2">3D Surface Plot, 3D Scatter Plot, 3D Bubble Chart</text:span></text:p>
            <text:p/>
          </table:table-cell>
          <table:covered-table-cell table:number-columns-repeated="4"/>
        </table:table-row>
        <table:table-row table:style-name="ro9">
          <table:covered-table-cell table:style-name="ce27"/>
          <table:covered-table-cell/>
          <table:table-cell table:style-name="ce27" office:value-type="string" calcext:value-type="string" table:number-columns-spanned="2" table:number-rows-spanned="1">
            <text:p><text:span text:style-name="T2">2.</text:span></text:p>
            <text:p><text:span text:style-name="T1">Correlation Heatmap, Scatterplot Matrix, Histograms, Cumulative Plot, With Range Slider, Scatter Plots</text:span></text:p>
            <text:p><text:span text:style-name="T2">Univariate Linear Regressions</text:span><text:span text:style-name="T3">, Views Regressed by Word Count, Read Ratio Regressed by Reading Time</text:span></text:p>
            <text:p><text:span text:style-name="T2">Univariate Polynomial Regressions, </text:span></text:p>
            <text:p><text:span text:style-name="T2">Multivariate Regressions</text:span></text:p>
            <text:p><text:span text:style-name="T2">Extrapolations</text:span></text:p>
          </table:table-cell>
          <table:covered-table-cell/>
          <table:table-cell table:number-columns-repeated="3"/>
        </table:table-row>
        <table:table-row table:style-name="ro2">
          <table:table-cell table:style-name="ce27" office:value-type="string" calcext:value-type="string">
            <text:p>Data Visualization with Python Tutorial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Dimensionality Reduction <text:s text:c="14"/>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Regression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Regression Mathematics <text:s text:c="23"/></text:p>
          </table:table-cell>
          <table:table-cell table:style-name="Default"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5"/>
        </table:table-row>
        <table:table-row table:style-name="ro2">
          <table:table-cell table:style-name="ce27" office:value-type="string" calcext:value-type="string">
            <text:p>Linear Regression in Python Tutorial <text:s text:c="23"/></text:p>
          </table:table-cell>
          <table:table-cell table:style-name="Default"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5"/>
        </table:table-row>
        <table:table-row table:style-name="ro2">
          <table:table-cell table:style-name="ce27" office:value-type="string" calcext:value-type="string">
            <text:p>Types of Regression <text:s text:c="23"/>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Reading Assignment (Ridge and Lasso Regression)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Logistic Regression <text:s text:c="23"/></text:p>
          </table:table-cell>
          <table:table-cell table:number-columns-repeated="6"/>
        </table:table-row>
        <table:table-row table:style-name="ro2">
          <table:table-cell table:style-name="ce22" office:value-type="string" calcext:value-type="string">
            <text:p>Supervised Learning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Kaggle Practice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Support Vector Machines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Logistic Regression (Assignment)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Support Vector Regression</text:p>
          </table:table-cell>
          <table:table-cell table:number-columns-repeated="6"/>
        </table:table-row>
        <table:table-row table:style-name="ro2">
          <table:table-cell table:style-name="ce27" office:value-type="string" calcext:value-type="string">
            <text:p>Feed Forward Neural Networks</text:p>
          </table:table-cell>
          <table:table-cell table:number-columns-repeated="6"/>
        </table:table-row>
        <table:table-row table:style-name="ro2" table:number-rows-repeated="104854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ognitive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ce46"/>
        <table:table-column table:style-name="co16" table:default-cell-style-name="Default"/>
        <table:table-column table:style-name="co17" table:default-cell-style-name="ce46"/>
        <table:table-column table:style-name="co18" table:default-cell-style-name="Default"/>
        <table:table-row table:style-name="ro10">
          <table:table-cell table:style-name="ce1" office:value-type="string" calcext:value-type="string">
            <text:p>Cognitive-AI</text:p>
          </table:table-cell>
          <table:table-cell table:style-name="ce26" office:value-type="string" calcext:value-type="string">
            <text:p>Code Files</text:p>
          </table:table-cell>
          <table:table-cell table:style-name="ce50" office:value-type="string" calcext:value-type="string">
            <text:p>Concepts</text:p>
          </table:table-cell>
          <table:table-cell table:style-name="ce26" office:value-type="string" calcext:value-type="string">
            <text:p>User-Defined Functions</text:p>
          </table:table-cell>
          <table:table-cell table:style-name="ce50" office:value-type="string" calcext:value-type="string">
            <text:p>Visualization</text:p>
          </table:table-cell>
          <table:table-cell table:style-name="ce32" office:value-type="string" calcext:value-type="string">
            <text:p>ML Type</text:p>
          </table:table-cell>
        </table:table-row>
        <table:table-row table:style-name="ro2">
          <table:table-cell table:style-name="ce2" office:value-type="string" calcext:value-type="string">
            <text:p>Welcome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Machine Learning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Intro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Python for ML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Supervised/Unsupervised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Regression</text:p>
          </table:table-cell>
          <table:table-cell table:number-columns-repeated="5"/>
        </table:table-row>
        <table:table-row table:style-name="ro2">
          <table:table-cell table:style-name="ce49" office:value-type="string" calcext:value-type="string">
            <text:p>Intro To Regression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Simple Linear Regression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>
            <text:p>Multiple Linear Regress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style-name="ce51" office:value-type="string" calcext:value-type="string">
            <text:p>Multiple Linear Regression</text:p>
          </table:table-cell>
          <table:table-cell table:number-columns-repeated="2"/>
          <table:table-cell office:value-type="string" calcext:value-type="string">
            <text:p>Regression</text:p>
          </table:table-cell>
        </table:table-row>
        <table:table-row table:style-name="ro2">
          <table:table-cell table:style-name="ce6" office:value-type="string" calcext:value-type="string">
            <text:p>Model evaluation methods</text:p>
          </table:table-cell>
          <table:table-cell/>
          <table:table-cell office:value-type="string" calcext:value-type="string">
            <text:p>cross_val_score, ShuffleSplit,train/test split</text:p>
          </table:table-cell>
          <table:table-cell table:number-columns-repeated="3"/>
        </table:table-row>
        <table:table-row table:style-name="ro11">
          <table:table-cell table:style-name="ce7" office:value-type="string" calcext:value-type="string">
            <text:p>Evaluation Metrics</text:p>
          </table:table-cell>
          <table:table-cell/>
          <table:table-cell office:value-type="string" calcext:value-type="string">
            <text:p>MAE, MSE, RMSE, RSS, TSS, RAE, RSE, R², Adj R², F-value, P-value</text:p>
          </table:table-cell>
          <table:table-cell table:number-columns-repeated="3"/>
        </table:table-row>
        <table:table-row table:style-name="ro11">
          <table:table-cell table:style-name="ce6" office:value-type="string" calcext:value-type="string">
            <text:p>Non-linear Regression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office:value-type="string" calcext:value-type="string">
            <text:p>Log, Cubic, Quadratic, Exponential, Sigmoidal/Logistic, curve_fit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Log, Cubic, Quadratic, Exponential, Sigmoidal /Logistic, curve_fit</text:p>
          </table:table-cell>
          <table:table-cell office:value-type="string" calcext:value-type="string">
            <text:p>Regression</text:p>
          </table:table-cell>
        </table:table-row>
        <table:table-row table:style-name="ro2" table:number-rows-repeated="104856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10:43:01.7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7:17:07.432000000</meta:creation-date>
    <dc:date>2019-06-08T23:12:11.235000000</dc:date>
    <meta:editing-duration>P1DT21M34S</meta:editing-duration>
    <meta:editing-cycles>10</meta:editing-cycles>
    <meta:generator>LibreOffice/6.2.4.2$Windows_X86_64 LibreOffice_project/2412653d852ce75f65fbfa83fb7e7b669a126d64</meta:generator>
    <meta:document-statistic meta:table-count="3" meta:cell-count="174" meta:object-count="0"/>
  </office:meta>
</office:document-meta>
</file>